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rsid="0012be3d" officeooo:paragraph-rsid="0012be3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2be3d"/>
    </style:style>
    <style:style style:name="P4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47381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loext:opacity="100%" style:font-name="source-code-pro" fo:font-size="12pt" fo:letter-spacing="normal" fo:font-style="normal" fo:font-weight="normal" officeooo:rsid="0012be3d" officeooo:paragraph-rsid="0012be3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loext:opacity="100%" style:font-name="source-code-pro" fo:font-size="12pt" fo:letter-spacing="normal" fo:font-style="normal" fo:font-weight="normal" officeooo:rsid="00147381" officeooo:paragraph-rsid="00147381"/>
    </style:style>
    <style:style style:name="P10" style:family="paragraph" style:parent-style-name="Text_20_body">
      <style:text-properties officeooo:paragraph-rsid="00147381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rsid="00147381" officeooo:paragraph-rsid="00147381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officeooo:rsid="0012be3d"/>
    </style:style>
    <style:style style:name="T3" style:family="text">
      <style:text-properties fo:font-variant="normal" fo:text-transform="none" fo:color="#292929" loext:opacity="100%" style:font-name="source-code-pro" fo:font-size="12pt" fo:letter-spacing="normal" fo:font-style="normal" fo:font-weight="normal"/>
    </style:style>
    <style:style style:name="T4" style:family="text">
      <style:text-properties fo:font-variant="normal" fo:text-transform="none" fo:color="#273239" loext:opacity="100%" fo:font-size="12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273239" loext:opacity="100%" fo:font-size="11pt" fo:letter-spacing="normal" fo:font-style="normal" fo:font-weight="normal" officeooo:rsid="0012be3d" fo:background-color="#ffffff" loext:char-shading-value="0" loext:padding="0cm" loext:border="none"/>
    </style:style>
    <style:style style:name="T6" style:family="text">
      <style:text-properties fo:font-variant="normal" fo:text-transform="none" fo:color="#273239" loext:opacity="100%" style:font-name="Consolas" fo:font-size="12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273239" loext:opacity="100%" style:font-name="Consolas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273239" loext:opacity="100%" style:font-name="Consolas" fo:font-size="11pt" fo:letter-spacing="normal" fo:font-style="normal" fo:font-weight="normal" officeooo:rsid="0012be3d" fo:background-color="#ffffff" loext:char-shading-value="0" loext:padding="0cm" loext:border="none"/>
    </style:style>
    <style:style style:name="T9" style:family="text">
      <style:text-properties fo:font-variant="normal" fo:text-transform="none" fo:color="#273239" loext:opacity="100%" fo:letter-spacing="normal" fo:background-color="#ffffff" loext:char-shading-value="0" loext:padding="0cm" loext:border="none"/>
    </style:style>
    <style:style style:name="T10" style:family="text">
      <style:text-properties fo:font-variant="normal" fo:text-transform="none" fo:color="#006699" loext:opacity="100%" style:font-name="Consolas" fo:font-size="11pt" fo:letter-spacing="normal" fo:font-style="normal" fo:font-weight="bold" fo:background-color="#ffffff" loext:char-shading-value="0" loext:padding="0cm" loext:border="none"/>
    </style:style>
    <style:style style:name="T11" style:family="text">
      <style:text-properties fo:font-variant="normal" fo:text-transform="none" fo:color="#006699" loext:opacity="100%" style:font-name="Consolas" fo:font-size="11pt" fo:letter-spacing="normal" fo:font-style="normal" fo:font-weight="bold" officeooo:rsid="0012be3d" fo:background-color="#ffffff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12be3d" fo:background-color="#ffffff" loext:char-shading-value="0" loext:padding="0cm" loext:border="none"/>
    </style:style>
    <style:style style:name="T14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147381" fo:background-color="#ffffff" loext:char-shading-value="0" loext:padding="0cm" loext:border="none"/>
    </style:style>
    <style:style style:name="T15" style:family="text">
      <style:text-properties officeooo:rsid="001473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bookmark text:name="docs-internal-guid-cb229c5b-7fff-d678-277c-c591ec996545"/>let a=10;</text:p>
      <text:p text:style-name="P5"> </text:p>
      <text:p text:style-name="P4">{</text:p>
      <text:p text:style-name="P5">  <text:span text:style-name="T1">let a=20;</text:span></text:p>
      <text:p text:style-name="P5">  <text:span text:style-name="T1">console.log(a)</text:span></text:p>
      <text:p text:style-name="P4">}</text:p>
      <text:p text:style-name="P5"> </text:p>
      <text:p text:style-name="P4">console.log(a)</text:p>
      <text:p text:style-name="P10"><text:span text:style-name="T15">ans:20</text:span></text:p>
      <text:p text:style-name="P10"><text:s text:c="6"/>10<text:line-break/><text:span text:style-name="T2">=======================</text:span></text:p>
      <text:p text:style-name="P11"><text:span text:style-name="T3">let a; </text:span><text:line-break/><text:span text:style-name="T3">a = 100; </text:span><text:line-break/><text:span text:style-name="T3">console.log(a); </text:span></text:p>
      <text:p text:style-name="P11"><text:span text:style-name="T3"/></text:p>
      <text:p text:style-name="P12"><text:span text:style-name="T3">ans: 100</text:span></text:p>
      <text:p text:style-name="P8">============</text:p>
      <text:p text:style-name="P8">console.log(y);<text:line-break/>y = 1;</text:p>
      <text:p text:style-name="P8"/>
      <text:p text:style-name="P9">ans: ReferenceError: y is not defined</text:p>
      <text:p text:style-name="P8">============</text:p>
      <text:p text:style-name="P8">var y = undefined;<text:line-break/>y = 3;<text:line-break/>console.log(y); </text:p>
      <text:p text:style-name="P8"/>
      <text:p text:style-name="P9"><text:soft-page-break/>ans: 3</text:p>
      <text:p text:style-name="P8">====================</text:p>
      <text:p text:style-name="P8">var z = 1;<text:line-break/>let z;<text:line-break/>console.log(z);</text:p>
      <text:p text:style-name="P8"/>
      <text:p text:style-name="P9">ans: SyntaxError: Identifier 'z' has already been declared</text:p>
      <text:p text:style-name="P8">=====================</text:p>
      <text:p text:style-name="P1"><text:span text:style-name="Source_20_Text"><text:span text:style-name="T4"> </text:span></text:span><text:span text:style-name="Source_20_Text"><text:span text:style-name="T10">var</text:span></text:span><text:span text:style-name="T6"> </text:span><text:span text:style-name="Source_20_Text"><text:span text:style-name="T12">x = 10;</text:span></text:span></text:p>
      <text:p text:style-name="P2"><text:span text:style-name="Source_20_Text"><text:span text:style-name="T9">    </text:span></text:span><text:span text:style-name="Source_20_Text"><text:span text:style-name="T10">function</text:span></text:span><text:span text:style-name="T7"> </text:span><text:span text:style-name="Source_20_Text"><text:span text:style-name="T12">test()</text:span></text:span></text:p>
      <text:p text:style-name="P2"><text:span text:style-name="Source_20_Text"><text:span text:style-name="T9">    </text:span></text:span><text:span text:style-name="Source_20_Text"><text:span text:style-name="T12">{</text:span></text:span></text:p>
      <text:p text:style-name="P2"><text:span text:style-name="Source_20_Text"><text:span text:style-name="T9">        </text:span></text:span><text:span text:style-name="Source_20_Text"><text:span text:style-name="T10">var</text:span></text:span><text:span text:style-name="T7"> </text:span><text:span text:style-name="Source_20_Text"><text:span text:style-name="T12">x = 20;</text:span></text:span></text:p>
      <text:p text:style-name="P2"><text:span text:style-name="Source_20_Text"><text:span text:style-name="T9">    </text:span></text:span><text:span text:style-name="Source_20_Text"><text:span text:style-name="T12">}</text:span></text:span></text:p>
      <text:p text:style-name="P2"><text:span text:style-name="Source_20_Text"><text:span text:style-name="T9">    </text:span></text:span><text:span text:style-name="T9"> </text:span></text:p>
      <text:p text:style-name="P2"><text:span text:style-name="Source_20_Text"><text:span text:style-name="T9">    </text:span></text:span><text:span text:style-name="Source_20_Text"><text:span text:style-name="T12">test();</text:span></text:span></text:p>
      <text:p text:style-name="P2"><text:span text:style-name="Source_20_Text"><text:span text:style-name="T9">    </text:span></text:span><text:span text:style-name="Source_20_Text"><text:span text:style-name="T12">console.log(x);</text:span></text:span></text:p>
      <text:p text:style-name="P2"><text:span text:style-name="Source_20_Text"><text:span text:style-name="T12"/></text:span></text:p>
      <text:p text:style-name="P7"><text:span text:style-name="Source_20_Text"><text:span text:style-name="T14">ans: 10</text:span></text:span></text:p>
      <text:p text:style-name="P3"><text:span text:style-name="Source_20_Text"><text:span text:style-name="T13">==============</text:span></text:span></text:p>
      <text:p text:style-name="P3"><text:span text:style-name="Source_20_Text"><text:span text:style-name="T5"> </text:span></text:span><text:span text:style-name="Source_20_Text"><text:span text:style-name="T11">var</text:span></text:span><text:span text:style-name="Source_20_Text"><text:span text:style-name="T8"> </text:span></text:span><text:span text:style-name="Source_20_Text"><text:span text:style-name="T13">x = 10;</text:span></text:span></text:p>
      <text:p text:style-name="P2"><text:span text:style-name="Source_20_Text"><text:span text:style-name="T9">    </text:span></text:span><text:span text:style-name="Source_20_Text"><text:span text:style-name="T12">console.log(x);</text:span></text:span></text:p>
      <text:p text:style-name="P2"><text:span text:style-name="Source_20_Text"><text:span text:style-name="T9">    </text:span></text:span><text:span text:style-name="T9"> </text:span></text:p>
      <text:p text:style-name="P2"><text:span text:style-name="Source_20_Text"><text:span text:style-name="T9">    </text:span></text:span><text:span text:style-name="Source_20_Text"><text:span text:style-name="T10">if</text:span></text:span><text:span text:style-name="T7"> </text:span><text:span text:style-name="Source_20_Text"><text:span text:style-name="T12">(</text:span></text:span><text:span text:style-name="Source_20_Text"><text:span text:style-name="T10">true</text:span></text:span><text:span text:style-name="Source_20_Text"><text:span text:style-name="T12">) {</text:span></text:span></text:p>
      <text:p text:style-name="P2"><text:span text:style-name="Source_20_Text"><text:span text:style-name="T9">        </text:span></text:span><text:span text:style-name="Source_20_Text"><text:span text:style-name="T10">var</text:span></text:span><text:span text:style-name="T7"> </text:span><text:span text:style-name="Source_20_Text"><text:span text:style-name="T12">x = 20;</text:span></text:span></text:p>
      <text:p text:style-name="P2"><text:span text:style-name="Source_20_Text"><text:span text:style-name="T9">        </text:span></text:span><text:span text:style-name="Source_20_Text"><text:span text:style-name="T12">console.log(x);</text:span></text:span></text:p>
      <text:p text:style-name="P2"><text:span text:style-name="Source_20_Text"><text:span text:style-name="T9">    </text:span></text:span><text:span text:style-name="Source_20_Text"><text:span text:style-name="T12">}</text:span></text:span></text:p>
      <text:p text:style-name="P2"><text:span text:style-name="Source_20_Text"><text:span text:style-name="T9">    </text:span></text:span><text:span text:style-name="T9"> </text:span></text:p>
      <text:p text:style-name="P2"><text:span text:style-name="Source_20_Text"><text:span text:style-name="T9">    </text:span></text:span><text:span text:style-name="Source_20_Text"><text:span text:style-name="T12">console.log(x);</text:span></text:span></text:p>
      <text:p text:style-name="P2"><text:span text:style-name="Source_20_Text"><text:span text:style-name="T12"/></text:span></text:p>
      <text:p text:style-name="P7"><text:span text:style-name="Source_20_Text"><text:span text:style-name="T14">ans: 10</text:span></text:span></text:p>
      <text:p text:style-name="P7"><text:span text:style-name="Source_20_Text"><text:span text:style-name="T14"><text:s/><text:tab/>20</text:span></text:span></text:p>
      <text:p text:style-name="P7"><text:span text:style-name="Source_20_Text"><text:span text:style-name="T14"><text:s/><text:tab/>20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================</text:span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21:48:04.901036825</meta:creation-date>
    <dc:date>2022-12-13T11:24:42.384564805</dc:date>
    <meta:editing-duration>PT11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95" meta:character-count="666" meta:non-whitespace-character-count="514"/>
  </office:meta>
</office:document-meta>
</file>